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29072" calcext:value-type="float">
            <text:p>16329072</text:p>
          </table:table-cell>
          <table:table-cell office:value-type="float" office:value="17648594" calcext:value-type="float">
            <text:p>17648594</text:p>
          </table:table-cell>
          <table:table-cell table:style-name="ce1" office:value-type="percentage" office:value="0.075" calcext:value-type="percentage">
            <text:p>7,50%</text:p>
          </table:table-cell>
          <table:table-cell office:value-type="string" calcext:value-type="string">
            <text:p>/home/aw/MobileMobileNetRetrained/graphs/mobilenet_1.0_224_500/retrained_dog_graph_mobilenet_1.0_224_500_0.01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504834563" calcext:value-type="float">
            <text:p>0,504834563</text:p>
          </table:table-cell>
          <table:table-cell table:style-name="ce2" table:formula="of:=COUNTIFS([retrained.J6:.J200];&quot;=0&quot;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7992793" calcext:value-type="float">
            <text:p>0,799279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8134904" calcext:value-type="float">
            <text:p>0,81349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6997" calcext:value-type="float">
            <text:p>0,01078699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475" calcext:value-type="float">
            <text:p>0,00153934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597" calcext:value-type="float">
            <text:p>0,50027597</text:p>
          </table:table-cell>
          <table:table-cell table:number-columns-repeated="3"/>
          <table:table-cell table:formula="of:=IF([retrained.B38]=&quot;greater&quot;;IF([retrained.C38]=&quot;swiss&quot;;IF([retrained.D38]=&quot;mountain&quot;;IF([retrained.E38]=&quot;dog&quot;;[retrained.F38];0)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555" calcext:value-type="float">
            <text:p>0,04908255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8038405" calcext:value-type="float">
            <text:p>0,9803840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retrained.B58]=&quot;akita&quot;;[retrained.C58];0)" office:value-type="float" office:value="0.9569337" calcext:value-type="float">
            <text:p>0,95693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retrained.B68]=&quot;chihuahua&quot;;[retrained.C68];0)" office:value-type="float" office:value="0.83965933" calcext:value-type="float">
            <text:p>0,839659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90469843" calcext:value-type="float">
            <text:p>0,904698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82794577" calcext:value-type="float">
            <text:p>0,8279457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45" calcext:value-type="float">
            <text:p>0,0812314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297" calcext:value-type="float">
            <text:p>0,01437729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10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retrained.B108]=&quot;basenji&quot;;[retrained.C108];0)" office:value-type="float" office:value="0.24798039" calcext:value-type="float">
            <text:p>0,247980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83" calcext:value-type="float">
            <text:p>0,00802718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retrained.B118]=&quot;havanese&quot;;[retrained.C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8" calcext:value-type="float">
            <text:p>0,156522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625" calcext:value-type="float">
            <text:p>0,1001856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.40544027" calcext:value-type="float">
            <text:p>0,405440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9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retrained.B148]=&quot;english&quot;;IF([retrained.C148]=&quot;springer&quot;;IF([retrained.D148]=&quot;spaniel&quot;;[retrained.E14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708198" calcext:value-type="float">
            <text:p>0,970819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retrained.B168]=&quot;affenpinscher&quot;;[retrained.C168];0)" office:value-type="float" office:value="0.43474576" calcext:value-type="float">
            <text:p>0,434745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retrained.B178]=&quot;pomeranian&quot;;[retrained.C178];0)" office:value-type="float" office:value="0.98225766" calcext:value-type="float">
            <text:p>0,9822576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416" calcext:value-type="float">
            <text:p>0,003301341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745" calcext:value-type="float">
            <text:p>0,008594274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330564" calcext:value-type="float">
            <text:p>0,933056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152" calcext:value-type="float">
            <text:p>0,0060070152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58:20.919 6492-6565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6324876" calcext:value-type="float">
            <text:p>16324876</text:p>
          </table:table-cell>
          <table:table-cell office:value-type="float" office:value="17620508" calcext:value-type="float">
            <text:p>17620508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MobileNetRetrained/graphs/mobilenet_1.0_224_500/opt1_retrained_dog_graph_mobilenet_1.0_224_500_0.01.pb</text:p>
          </table:table-cell>
          <table:table-cell table:number-columns-repeated="9"/>
          <table:table-cell office:value-type="string" calcext:value-type="string">
            <text:p>01-23 10:58:23.247 6492-6565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25.745 6492-6565/org.tensorflow.demo I/tensorflow: ClassifierActivity: Inference time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504834563" calcext:value-type="float">
            <text:p>0,504834563</text:p>
          </table:table-cell>
          <table:table-cell table:style-name="ce2" table:formula="of:=COUNTIFS([opt1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316.2" calcext:value-type="float">
            <text:p>316,2</text:p>
          </table:table-cell>
          <table:table-cell table:number-columns-repeated="2"/>
          <table:table-cell office:value-type="string" calcext:value-type="string">
            <text:p>01-23 10:58:28.450 6492-6565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30.981 6492-656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0:58:33.378 6492-6565/org.tensorflow.demo I/tensorflow: ClassifierActivity: Inference time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35.904 6492-6565/org.tensorflow.demo I/tensorflow: ClassifierActivity: Inference time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opt1.B8]=&quot;great&quot;;IF([opt1.C8]=&quot;dane&quot;;[opt1.D8];0);0)" office:value-type="float" office:value="0.7992793" calcext:value-type="float">
            <text:p>0,7992793</text:p>
          </table:table-cell>
          <table:table-cell table:number-columns-repeated="4"/>
          <table:table-cell office:value-type="string" calcext:value-type="string">
            <text:p>01-23 10:58:38.448 6492-6565/org.tensorflow.demo I/tensorflow: ClassifierActivity: Inference time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11"/>
          <table:table-cell office:value-type="string" calcext:value-type="string">
            <text:p>01-23 10:58:41.161 6492-6565/org.tensorflow.demo I/tensorflow: ClassifierActivity: Inference time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10"/>
          <table:table-cell office:value-type="string" calcext:value-type="string">
            <text:p>01-23 10:58:43.827 6492-6565/org.tensorflow.demo I/tensorflow: ClassifierActivity: Inference time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9"/>
          <table:table-cell office:value-type="string" calcext:value-type="string">
            <text:p>01-23 10:58:46.473 6492-6565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9"/>
          <table:table-cell office:value-type="string" calcext:value-type="string">
            <text:p>01-23 10:58:49.038 6492-6565/org.tensorflow.demo I/tensorflow: ClassifierActivity: Inference time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51.911 6492-6565/org.tensorflow.demo I/tensorflow: ClassifierActivity: Inference time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58:54.503 6492-6565/org.tensorflow.demo I/tensorflow: ClassifierActivity: Inference time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57.041 6492-6565/org.tensorflow.demo I/tensorflow: ClassifierActivity: Inference time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0"/>
          <table:table-cell office:value-type="string" calcext:value-type="string">
            <text:p>01-23 10:58:59.634 6492-6565/org.tensorflow.demo I/tensorflow: ClassifierActivity: Inference time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9:01.831 6492-6565/org.tensorflow.demo I/tensorflow: ClassifierActivity: Inference time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59:04.453 6492-656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11"/>
          <table:table-cell office:value-type="string" calcext:value-type="string">
            <text:p>01-23 10:59:06.765 6492-6565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11"/>
          <table:table-cell office:value-type="string" calcext:value-type="string">
            <text:p>01-23 10:59:09.371 6492-6565/org.tensorflow.demo I/tensorflow: ClassifierActivity: Inference time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0:59:11.802 6492-6565/org.tensorflow.demo I/tensorflow: ClassifierActivity: Inference time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opt1.B28]=&quot;border&quot;;IF([opt1.C28]=&quot;collie&quot;;[opt1.D28];0);0)" office:value-type="float" office:value="0.8134904" calcext:value-type="float">
            <text:p>0,81349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7034" calcext:value-type="float">
            <text:p>0,01078703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3" calcext:value-type="float">
            <text:p>0,00153935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544" calcext:value-type="float">
            <text:p>0,049082544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8038405" calcext:value-type="float">
            <text:p>0,9803840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opt1.B58]=&quot;akita&quot;;[opt1.C58];0)" office:value-type="float" office:value="0.9569337" calcext:value-type="float">
            <text:p>0,956933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opt1.B68]=&quot;chihuahua&quot;;[opt1.C68];0)" office:value-type="float" office:value="0.83965933" calcext:value-type="float">
            <text:p>0,839659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90469843" calcext:value-type="float">
            <text:p>0,90469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82794577" calcext:value-type="float">
            <text:p>0,8279457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624" calcext:value-type="float">
            <text:p>0,08123162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304" calcext:value-type="float">
            <text:p>0,0143773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opt1.B108]=&quot;basenji&quot;;[opt1.C108];0)" office:value-type="float" office:value="0.24798039" calcext:value-type="float">
            <text:p>0,2479803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47" calcext:value-type="float">
            <text:p>0,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1.B118]=&quot;havanese&quot;;[opt1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99" calcext:value-type="float">
            <text:p>0,15652299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126" calcext:value-type="float">
            <text:p>0,10018512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.40544027" calcext:value-type="float">
            <text:p>0,405440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1.B148]=&quot;english&quot;;IF([opt1.C148]=&quot;springer&quot;;IF([opt1.D148]=&quot;spaniel&quot;;[opt1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708198" calcext:value-type="float">
            <text:p>0,970819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opt1.B168]=&quot;affenpinscher&quot;;[opt1.C168];0)" office:value-type="float" office:value="0.43474576" calcext:value-type="float">
            <text:p>0,4347457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opt1.B178]=&quot;pomeranian&quot;;[opt1.C178];0)" office:value-type="float" office:value="0.98225766" calcext:value-type="float">
            <text:p>0,982257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3" calcext:value-type="float">
            <text:p>0,860203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92" calcext:value-type="float">
            <text:p>0,008594292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330564" calcext:value-type="float">
            <text:p>0,93305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35" calcext:value-type="float">
            <text:p>0,00600703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1:20.000 7587-8091/org.tensorflow.demo I/tensorflow: ClassifierActivity: Inference time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4767739" calcext:value-type="float">
            <text:p>4767739</text:p>
          </table:table-cell>
          <table:table-cell office:value-type="float" office:value="17620527" calcext:value-type="float">
            <text:p>17620527</text:p>
          </table:table-cell>
          <table:table-cell table:style-name="ce1" office:value-type="percentage" office:value="0.729" calcext:value-type="percentage">
            <text:p>72,90%</text:p>
          </table:table-cell>
          <table:table-cell office:value-type="string" calcext:value-type="string">
            <text:p>/home/aw/MobileMobileNetRetrained/graphs/mobilenet_1.0_224_500/opt2_retrained_dog_graph_mobilenet_1.0_224_500_0.01.pb</text:p>
          </table:table-cell>
          <table:table-cell table:number-columns-repeated="9"/>
          <table:table-cell office:value-type="string" calcext:value-type="string">
            <text:p>01-23 11:01:22.481 7587-8091/org.tensorflow.demo I/tensorflow: ClassifierActivity: Inference time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24.898 7587-8091/org.tensorflow.demo I/tensorflow: ClassifierActivity: Inference time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4580240485" calcext:value-type="float">
            <text:p>0,4580240485</text:p>
          </table:table-cell>
          <table:table-cell table:style-name="ce2" table:formula="of:=COUNTIFS([opt2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310.15" calcext:value-type="float">
            <text:p>310,15</text:p>
          </table:table-cell>
          <table:table-cell table:number-columns-repeated="2"/>
          <table:table-cell office:value-type="string" calcext:value-type="string">
            <text:p>01-23 11:01:27.344 7587-8091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29.881 7587-8091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0"/>
          <table:table-cell office:value-type="string" calcext:value-type="string">
            <text:p>01-23 11:01:32.388 7587-8091/org.tensorflow.demo I/tensorflow: ClassifierActivity: Inference time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34.680 7587-8091/org.tensorflow.demo I/tensorflow: ClassifierActivity: Inference time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537021" calcext:value-type="float">
            <text:p>0,7537021</text:p>
          </table:table-cell>
          <table:table-cell table:number-columns-repeated="5"/>
          <table:table-cell table:formula="of:=IF([opt2.B8]=&quot;great&quot;;IF([opt2.C8]=&quot;dane&quot;;[opt2.D8];0);0)" office:value-type="float" office:value="0.7537021" calcext:value-type="float">
            <text:p>0,7537021</text:p>
          </table:table-cell>
          <table:table-cell table:number-columns-repeated="4"/>
          <table:table-cell office:value-type="string" calcext:value-type="string">
            <text:p>01-23 11:01:37.313 7587-8091/org.tensorflow.demo I/tensorflow: ClassifierActivity: Inference time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10619718" calcext:value-type="float">
            <text:p>0,10619718</text:p>
          </table:table-cell>
          <table:table-cell table:number-columns-repeated="11"/>
          <table:table-cell office:value-type="string" calcext:value-type="string">
            <text:p>01-23 11:01:39.802 7587-8091/org.tensorflow.demo I/tensorflow: ClassifierActivity: Inference time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39793402" calcext:value-type="float">
            <text:p>0,039793402</text:p>
          </table:table-cell>
          <table:table-cell table:number-columns-repeated="9"/>
          <table:table-cell office:value-type="string" calcext:value-type="string">
            <text:p>01-23 11:01:42.256 7587-8091/org.tensorflow.demo I/tensorflow: ClassifierActivity: Inference time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15457244" calcext:value-type="float">
            <text:p>0,015457244</text:p>
          </table:table-cell>
          <table:table-cell office:value-type="float" office:value="0.04770008" calcext:value-type="float">
            <text:p>0,04770008</text:p>
          </table:table-cell>
          <table:table-cell table:number-columns-repeated="10"/>
          <table:table-cell office:value-type="string" calcext:value-type="string">
            <text:p>01-23 11:01:44.733 7587-8091/org.tensorflow.demo I/tensorflow: ClassifierActivity: Inference time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15342959" calcext:value-type="float">
            <text:p>0,015342959</text:p>
          </table:table-cell>
          <table:table-cell table:number-columns-repeated="11"/>
          <table:table-cell office:value-type="string" calcext:value-type="string">
            <text:p>01-23 11:01:47.239 7587-8091/org.tensorflow.demo I/tensorflow: ClassifierActivity: Inference time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49.855 7587-8091/org.tensorflow.demo I/tensorflow: ClassifierActivity: Inference time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1:52.441 7587-8091/org.tensorflow.demo I/tensorflow: ClassifierActivity: Inference time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55.054 7587-8091/org.tensorflow.demo I/tensorflow: ClassifierActivity: Inference time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0"/>
          <table:table-cell office:value-type="string" calcext:value-type="string">
            <text:p>01-23 11:01:57.563 7587-8091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2:00.089 7587-8091/org.tensorflow.demo I/tensorflow: ClassifierActivity: Inference time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7854892" calcext:value-type="float">
            <text:p>0,17854892</text:p>
          </table:table-cell>
          <table:table-cell table:number-columns-repeated="6"/>
          <table:table-cell table:formula="of:=IF([opt2.B18]=&quot;maltese&quot;;[opt2.C18];0)" office:value-type="float" office:value="0.17854892" calcext:value-type="float">
            <text:p>0,17854892</text:p>
          </table:table-cell>
          <table:table-cell table:number-columns-repeated="4"/>
          <table:table-cell office:value-type="string" calcext:value-type="string">
            <text:p>01-23 11:02:02.532 7587-8091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3325942" calcext:value-type="float">
            <text:p>0,13325942</text:p>
          </table:table-cell>
          <table:table-cell table:number-columns-repeated="11"/>
          <table:table-cell office:value-type="string" calcext:value-type="string">
            <text:p>01-23 11:02:05.133 7587-8091/org.tensorflow.demo I/tensorflow: ClassifierActivity: Inference time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73225416" calcext:value-type="float">
            <text:p>0,073225416</text:p>
          </table:table-cell>
          <table:table-cell table:number-columns-repeated="9"/>
          <table:table-cell office:value-type="string" calcext:value-type="string">
            <text:p>01-23 11:02:07.539 7587-8091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294805" calcext:value-type="float">
            <text:p>0,04294805</text:p>
          </table:table-cell>
          <table:table-cell table:number-columns-repeated="10"/>
          <table:table-cell office:value-type="string" calcext:value-type="string">
            <text:p>01-23 11:02:10.093 7587-8091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163806" calcext:value-type="float">
            <text:p>0,04163806</text:p>
          </table:table-cell>
          <table:table-cell table:number-columns-repeated="11"/>
          <table:table-cell office:value-type="string" calcext:value-type="string">
            <text:p>01-23 11:02:12.734 7587-8091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7629994" calcext:value-type="float">
            <text:p>0,7629994</text:p>
          </table:table-cell>
          <table:table-cell table:number-columns-repeated="5"/>
          <table:table-cell table:formula="of:=IF([opt2.B28]=&quot;border&quot;;IF([opt2.C28]=&quot;collie&quot;;[opt2.D28];0);0)" office:value-type="float" office:value="0.7629994" calcext:value-type="float">
            <text:p>0,762999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40306" calcext:value-type="float">
            <text:p>0,134030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186963" calcext:value-type="float">
            <text:p>0,02186963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4529437" calcext:value-type="float">
            <text:p>0,014529437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6706951" calcext:value-type="float">
            <text:p>0,006706951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7585847" calcext:value-type="float">
            <text:p>0,17585847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9430313" calcext:value-type="float">
            <text:p>0,09430313</text:p>
          </table:table-cell>
          <table:table-cell/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50714068" calcext:value-type="float">
            <text:p>0,050714068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retriever</text:p>
          </table:table-cell>
          <table:table-cell office:value-type="float" office:value="0.043144517" calcext:value-type="float">
            <text:p>0,04314451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203833" calcext:value-type="float">
            <text:p>0,0420383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735631" calcext:value-type="float">
            <text:p>0,9735631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9735631" calcext:value-type="float">
            <text:p>0,973563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8842668" calcext:value-type="float">
            <text:p>0,008842668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75052325" calcext:value-type="float">
            <text:p>0,0075052325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29825438" calcext:value-type="float">
            <text:p>0,0029825438</text:p>
          </table:table-cell>
          <table:table-cell office:value-type="string" calcext:value-type="string">
            <text:p>terrier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13685464" calcext:value-type="float">
            <text:p>0,00136854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83051" calcext:value-type="float">
            <text:p>0,9683051</text:p>
          </table:table-cell>
          <table:table-cell table:number-columns-repeated="6"/>
          <table:table-cell table:formula="of:=IF([opt2.B58]=&quot;akita&quot;;[opt2.C58];0)" office:value-type="float" office:value="0.9683051" calcext:value-type="float">
            <text:p>0,968305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671864" calcext:value-type="float">
            <text:p>0,01671864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64888326" calcext:value-type="float">
            <text:p>0,006488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569076" calcext:value-type="float">
            <text:p>0,001956907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14123" calcext:value-type="float">
            <text:p>0,0012141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265185" calcext:value-type="float">
            <text:p>0,83265185</text:p>
          </table:table-cell>
          <table:table-cell table:number-columns-repeated="6"/>
          <table:table-cell table:formula="of:=IF([opt2.B68]=&quot;chihuahua&quot;;[opt2.C68];0)" office:value-type="float" office:value="0.83265185" calcext:value-type="float">
            <text:p>0,8326518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4771111" calcext:value-type="float">
            <text:p>0,04771111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55123" calcext:value-type="float">
            <text:p>0,0355123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2711793" calcext:value-type="float">
            <text:p>0,022711793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2602017" calcext:value-type="float">
            <text:p>0,01260201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9390615" calcext:value-type="float">
            <text:p>0,79390615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.79390615" calcext:value-type="float">
            <text:p>0,7939061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036104" calcext:value-type="float">
            <text:p>0,1703610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0965109" calcext:value-type="float">
            <text:p>0,02096510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8741075" calcext:value-type="float">
            <text:p>0,0038741075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38184521" calcext:value-type="float">
            <text:p>0,003818452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932053" calcext:value-type="float">
            <text:p>0,793205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7932053" calcext:value-type="float">
            <text:p>0,79320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6330262" calcext:value-type="float">
            <text:p>0,04633026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38891237" calcext:value-type="float">
            <text:p>0,03889123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38349167" calcext:value-type="float">
            <text:p>0,038349167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2650537" calcext:value-type="float">
            <text:p>0,012650537</text:p>
          </table:table-cell>
          <table:table-cell office:value-type="string" calcext:value-type="string">
            <text:p>dog</text:p>
          </table:table-cell>
          <table:table-cell office:value-type="float" office:value="0.00960582" calcext:value-type="float">
            <text:p>0,00960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336353" calcext:value-type="float">
            <text:p>0,5336353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5336353" calcext:value-type="float">
            <text:p>0,533635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4818005" calcext:value-type="float">
            <text:p>0,4481800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235034" calcext:value-type="float">
            <text:p>0,008235034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8941228" calcext:value-type="float">
            <text:p>0,0038941228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717277" calcext:value-type="float">
            <text:p>0,001371727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47847524" calcext:value-type="float">
            <text:p>0,47847524</text:p>
          </table:table-cell>
          <table:table-cell table:number-columns-repeated="4"/>
          <table:table-cell table:formula="of:=IF([opt2.B108]=&quot;basenji&quot;;[opt2.C10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15057673" calcext:value-type="float">
            <text:p>0,15057673</text:p>
          </table:table-cell>
          <table:table-cell office:value-type="string" calcext:value-type="string">
            <text:p>corgi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3762198" calcext:value-type="float">
            <text:p>0,1376219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6301951" calcext:value-type="float">
            <text:p>0,06301951</text:p>
          </table:table-cell>
          <table:table-cell office:value-type="float" office:value="0.0053599435" calcext:value-type="float">
            <text:p>0,0053599435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33601575" calcext:value-type="float">
            <text:p>0,03360157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5733369" calcext:value-type="float">
            <text:p>0,5733369</text:p>
          </table:table-cell>
          <table:table-cell table:number-columns-repeated="5"/>
          <table:table-cell table:formula="of:=IF([opt2.B118]=&quot;havanese&quot;;[opt2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2875892" calcext:value-type="float">
            <text:p>0,2875892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20723945" calcext:value-type="float">
            <text:p>0,020723945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0583583" calcext:value-type="float">
            <text:p>0,02058358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7821193" calcext:value-type="float">
            <text:p>0,01782119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6195874" calcext:value-type="float">
            <text:p>0,46195874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3271605" calcext:value-type="float">
            <text:p>0,23271605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107661664" calcext:value-type="float">
            <text:p>0,107661664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4357287" calcext:value-type="float">
            <text:p>0,03435728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3573423" calcext:value-type="float">
            <text:p>0,0335734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645127" calcext:value-type="float">
            <text:p>0,2664512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12010197" calcext:value-type="float">
            <text:p>0,12010197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11205149" calcext:value-type="float">
            <text:p>0,11205149</text:p>
          </table:table-cell>
          <table:table-cell office:value-type="float" office:value="0.07614882" calcext:value-type="float">
            <text:p>0,07614882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7410627" calcext:value-type="float">
            <text:p>0,07410627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707393" calcext:value-type="float">
            <text:p>0,06707393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6827838" calcext:value-type="float">
            <text:p>0,36827838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3240387" calcext:value-type="float">
            <text:p>0,23240387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92992" calcext:value-type="float">
            <text:p>0,06692992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343243" calcext:value-type="float">
            <text:p>0,06343243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047698136" calcext:value-type="float">
            <text:p>0,04769813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83390695" calcext:value-type="float">
            <text:p>0,83390695</text:p>
          </table:table-cell>
          <table:table-cell table:number-columns-repeated="5"/>
          <table:table-cell table:formula="of:=IF([opt2.B158]=&quot;afghan&quot;;IF([opt2.C158]=&quot;hound&quot;;[opt2.D158];0);0)" office:value-type="float" office:value="0.83390695" calcext:value-type="float">
            <text:p>0,8339069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5649747" calcext:value-type="float">
            <text:p>0,05649747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56399487" calcext:value-type="float">
            <text:p>0,05639948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3390746" calcext:value-type="float">
            <text:p>0,033390746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048081917" calcext:value-type="float">
            <text:p>0,004808191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7665887" calcext:value-type="float">
            <text:p>0,7665887</text:p>
          </table:table-cell>
          <table:table-cell table:number-columns-repeated="5"/>
          <table:table-cell table:formula="of:=IF([opt2.B168]=&quot;affenpinscher&quot;;[opt2.C16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067855045" calcext:value-type="float">
            <text:p>0,067855045</text:p>
          </table:table-cell>
          <table:table-cell office:value-type="float" office:value="0.0064205737" calcext:value-type="float">
            <text:p>0,006420573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2393122" calcext:value-type="float">
            <text:p>0,04239312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30579165" calcext:value-type="float">
            <text:p>0,030579165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uvier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landres</text:p>
          </table:table-cell>
          <table:table-cell office:value-type="float" office:value="0.025815018" calcext:value-type="float">
            <text:p>0,02581501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53251" calcext:value-type="float">
            <text:p>0,9953251</text:p>
          </table:table-cell>
          <table:table-cell table:number-columns-repeated="6"/>
          <table:table-cell table:formula="of:=IF([opt2.B178]=&quot;pomeranian&quot;;[opt2.C178];0)" office:value-type="float" office:value="0.9953251" calcext:value-type="float">
            <text:p>0,995325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7649065" calcext:value-type="float">
            <text:p>0,0007649065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5753877" calcext:value-type="float">
            <text:p>0,0006575388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office:value-type="float" office:value="0.00063424534" calcext:value-type="float">
            <text:p>0,000634245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199179" calcext:value-type="float">
            <text:p>0,000519917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197215" calcext:value-type="float">
            <text:p>0,18197215</text:p>
          </table:table-cell>
          <table:table-cell office:value-type="float" office:value="0.8382748" calcext:value-type="float">
            <text:p>0,8382748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7538886" calcext:value-type="float">
            <text:p>0,1753888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110344216" calcext:value-type="float">
            <text:p>0,110344216</text:p>
          </table:table-cell>
          <table:table-cell office:value-type="float" office:value="0.025589438" calcext:value-type="float">
            <text:p>0,02558943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91688275" calcext:value-type="float">
            <text:p>0,09168827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2037464" calcext:value-type="float">
            <text:p>0,08203746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7407317" calcext:value-type="float">
            <text:p>0,7407317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7407317" calcext:value-type="float">
            <text:p>0,740731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51296927" calcext:value-type="float">
            <text:p>0,051296927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9198104" calcext:value-type="float">
            <text:p>0,03919810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29903617" calcext:value-type="float">
            <text:p>0,02990361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yrenees</text:p>
          </table:table-cell>
          <table:table-cell office:value-type="float" office:value="0.017420266" calcext:value-type="float">
            <text:p>0,017420266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4:20.738 8540-9023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6324938" calcext:value-type="float">
            <text:p>16324938</text:p>
          </table:table-cell>
          <table:table-cell office:value-type="float" office:value="17620541" calcext:value-type="float">
            <text:p>17620541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MobileNetRetrained/graphs/mobilenet_1.0_224_500/opt3_retrained_dog_graph_mobilenet_1.0_224_500_0.01.pb</text:p>
          </table:table-cell>
          <table:table-cell table:number-columns-repeated="9"/>
          <table:table-cell office:value-type="string" calcext:value-type="string">
            <text:p>01-23 11:04:23.177 8540-9023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25.469 8540-9023/org.tensorflow.demo I/tensorflow: ClassifierActivity: Inference time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504834563" calcext:value-type="float">
            <text:p>0,504834563</text:p>
          </table:table-cell>
          <table:table-cell table:style-name="ce2" table:formula="of:=COUNTIFS([opt3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323.4" calcext:value-type="float">
            <text:p>323,4</text:p>
          </table:table-cell>
          <table:table-cell table:number-columns-repeated="2"/>
          <table:table-cell office:value-type="string" calcext:value-type="string">
            <text:p>01-23 11:04:27.835 8540-9023/org.tensorflow.demo I/tensorflow: ClassifierActivity: Inference time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30.226 8540-9023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1:04:32.620 8540-9023/org.tensorflow.demo I/tensorflow: ClassifierActivity: Inference time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35.054 8540-9023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opt3.B8]=&quot;great&quot;;IF([opt3.C8]=&quot;dane&quot;;[opt3.D8];0);0)" office:value-type="float" office:value="0.7992793" calcext:value-type="float">
            <text:p>0,7992793</text:p>
          </table:table-cell>
          <table:table-cell table:number-columns-repeated="4"/>
          <table:table-cell office:value-type="string" calcext:value-type="string">
            <text:p>01-23 11:04:37.495 8540-9023/org.tensorflow.demo I/tensorflow: ClassifierActivity: Inference time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11"/>
          <table:table-cell office:value-type="string" calcext:value-type="string">
            <text:p>01-23 11:04:39.924 8540-9023/org.tensorflow.demo I/tensorflow: ClassifierActivity: Inference time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10"/>
          <table:table-cell office:value-type="string" calcext:value-type="string">
            <text:p>01-23 11:04:42.392 8540-9023/org.tensorflow.demo I/tensorflow: ClassifierActivity: Inference time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9"/>
          <table:table-cell office:value-type="string" calcext:value-type="string">
            <text:p>01-23 11:04:44.824 8540-9023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9"/>
          <table:table-cell office:value-type="string" calcext:value-type="string">
            <text:p>01-23 11:04:47.174 8540-9023/org.tensorflow.demo I/tensorflow: ClassifierActivity: Inference time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49.456 8540-9023/org.tensorflow.demo I/tensorflow: ClassifierActivity: Inference time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4:51.988 8540-9023/org.tensorflow.demo I/tensorflow: ClassifierActivity: Inference time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54.283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1:04:56.578 8540-9023/org.tensorflow.demo I/tensorflow: ClassifierActivity: Inference time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59.009 8540-9023/org.tensorflow.demo I/tensorflow: ClassifierActivity: Inference time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05:01.501 8540-9023/org.tensorflow.demo I/tensorflow: ClassifierActivity: Inference time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11"/>
          <table:table-cell office:value-type="string" calcext:value-type="string">
            <text:p>01-23 11:05:03.839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11"/>
          <table:table-cell office:value-type="string" calcext:value-type="string">
            <text:p>01-23 11:05:06.377 8540-9023/org.tensorflow.demo I/tensorflow: ClassifierActivity: Inference time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1:05:08.604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8"/>
          <table:table-cell office:value-type="string" calcext:value-type="string">
            <text:p>01-23 11:05:11.305 8540-9023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opt3.B28]=&quot;border&quot;;IF([opt3.C28]=&quot;collie&quot;;[opt3.D28];0);0)" office:value-type="float" office:value="0.8134904" calcext:value-type="float">
            <text:p>0,81349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7023" calcext:value-type="float">
            <text:p>0,01078702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2" calcext:value-type="float">
            <text:p>0,00153935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32" calcext:value-type="float">
            <text:p>0,0490823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8038405" calcext:value-type="float">
            <text:p>0,9803840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opt3.B58]=&quot;akita&quot;;[opt3.C58];0)" office:value-type="float" office:value="0.9569337" calcext:value-type="float">
            <text:p>0,956933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opt3.B68]=&quot;chihuahua&quot;;[opt3.C68];0)" office:value-type="float" office:value="0.83965933" calcext:value-type="float">
            <text:p>0,839659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90469843" calcext:value-type="float">
            <text:p>0,90469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82794577" calcext:value-type="float">
            <text:p>0,8279457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63" calcext:value-type="float">
            <text:p>0,08123163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269" calcext:value-type="float">
            <text:p>0,0143772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opt3.B108]=&quot;basenji&quot;;[opt3.C108];0)" office:value-type="float" office:value="0.24798039" calcext:value-type="float">
            <text:p>0,2479803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36" calcext:value-type="float">
            <text:p>0,00802713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3.B118]=&quot;havanese&quot;;[opt3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93" calcext:value-type="float">
            <text:p>0,15652293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51" calcext:value-type="float">
            <text:p>0,10018551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.40544027" calcext:value-type="float">
            <text:p>0,405440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3.B148]=&quot;english&quot;;IF([opt3.C148]=&quot;springer&quot;;IF([opt3.D148]=&quot;spaniel&quot;;[opt3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708198" calcext:value-type="float">
            <text:p>0,970819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opt3.B168]=&quot;affenpinscher&quot;;[opt3.C168];0)" office:value-type="float" office:value="0.43474576" calcext:value-type="float">
            <text:p>0,4347457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opt3.B178]=&quot;pomeranian&quot;;[opt3.C178];0)" office:value-type="float" office:value="0.98225766" calcext:value-type="float">
            <text:p>0,982257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28" calcext:value-type="float">
            <text:p>0,003301328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83" calcext:value-type="float">
            <text:p>0,008594283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330564" calcext:value-type="float">
            <text:p>0,93305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273" calcext:value-type="float">
            <text:p>0,0060070273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6:17.086 9449-9824/org.tensorflow.demo I/tensorflow: ClassifierActivity: Inference time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belImagePC</text:p>
          </table:table-cell>
          <table:table-cell/>
        </table:table-row>
        <table:table-row table:style-name="ro1">
          <table:table-cell/>
          <table:table-cell office:value-type="float" office:value="4765166" calcext:value-type="float">
            <text:p>4765166</text:p>
          </table:table-cell>
          <table:table-cell office:value-type="float" office:value="17620541" calcext:value-type="float">
            <text:p>17620541</text:p>
          </table:table-cell>
          <table:table-cell table:style-name="ce4" office:value-type="percentage" office:value="0.73" calcext:value-type="percentage">
            <text:p>73,00%</text:p>
          </table:table-cell>
          <table:table-cell office:value-type="string" calcext:value-type="string">
            <text:p>/home/aw/MobileMobileNetRetrained/graphs/mobilenet_1.0_224_500/opt4_retrained_dog_graph_mobilenet_1.0_224_500_0.01.pb</text:p>
          </table:table-cell>
          <table:table-cell table:number-columns-repeated="9"/>
          <table:table-cell office:value-type="string" calcext:value-type="string">
            <text:p>01-23 11:06:19.471 9449-9824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  <table:table-cell office:value-type="float" office:value="0.077" calcext:value-type="float">
            <text:p>0,077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22.033 9449-9824/org.tensorflow.demo I/tensorflow: ClassifierActivity: Inference time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5" table:formula="of:=AVERAGE([opt4.J6:.J202])" office:value-type="float" office:value="0.4584744525" calcext:value-type="float">
            <text:p>0,4584744525</text:p>
          </table:table-cell>
          <table:table-cell table:style-name="ce5" table:formula="of:=COUNTIFS([opt4.J6:.J200];&quot;=0&quot;)" office:value-type="float" office:value="8" calcext:value-type="float">
            <text:p>8</text:p>
          </table:table-cell>
          <table:table-cell table:style-name="ce5" table:formula="of:=AVERAGE([.P1:.P20])" office:value-type="float" office:value="320.55" calcext:value-type="float">
            <text:p>320,55</text:p>
          </table:table-cell>
          <table:table-cell table:style-name="ce7" table:formula="of:=AVERAGE([.P26:.P30])" office:value-type="float" office:value="120.4" calcext:value-type="float">
            <text:p>120,4</text:p>
          </table:table-cell>
          <table:table-cell table:style-name="ce7" table:formula="of:=AVERAGE([.R2:.R21])" office:value-type="float" office:value="0.07605" calcext:value-type="float">
            <text:p>0,07605</text:p>
          </table:table-cell>
          <table:table-cell office:value-type="string" calcext:value-type="string">
            <text:p>01-23 11:06:24.390 9449-9824/org.tensorflow.demo I/tensorflow: ClassifierActivity: Inference time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26.860 9449-9824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0"/>
          <table:table-cell office:value-type="string" calcext:value-type="string">
            <text:p>01-23 11:06:29.268 9449-9824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office:value-type="float" office:value="0.078" calcext:value-type="float">
            <text:p>0,078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31.621 9449-9824/org.tensorflow.demo I/tensorflow: ClassifierActivity: Inference time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8077424" calcext:value-type="float">
            <text:p>0,78077424</text:p>
          </table:table-cell>
          <table:table-cell table:number-columns-repeated="5"/>
          <table:table-cell table:formula="of:=IF([opt4.B8]=&quot;great&quot;;IF([opt4.C8]=&quot;dane&quot;;[opt4.D8];0);0)" office:value-type="float" office:value="0.78077424" calcext:value-type="float">
            <text:p>0,78077424</text:p>
          </table:table-cell>
          <table:table-cell table:number-columns-repeated="4"/>
          <table:table-cell office:value-type="string" calcext:value-type="string">
            <text:p>01-23 11:06:34.196 9449-9824/org.tensorflow.demo I/tensorflow: ClassifierActivity: Inference time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113888" calcext:value-type="float">
            <text:p>0,09113888</text:p>
          </table:table-cell>
          <table:table-cell table:number-columns-repeated="11"/>
          <table:table-cell office:value-type="string" calcext:value-type="string">
            <text:p>01-23 11:06:36.600 9449-9824/org.tensorflow.demo I/tensorflow: ClassifierActivity: Inference time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s</text:p>
          </table:table-cell>
          <table:table-cell office:value-type="float" office:value="0.073" calcext:value-type="float">
            <text:p>0,07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3611796" calcext:value-type="float">
            <text:p>0,03611796</text:p>
          </table:table-cell>
          <table:table-cell table:number-columns-repeated="9"/>
          <table:table-cell office:value-type="string" calcext:value-type="string">
            <text:p>01-23 11:06:39.040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office:value-type="float" office:value="0.072" calcext:value-type="float">
            <text:p>0,07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16753057" calcext:value-type="float">
            <text:p>0,016753057</text:p>
          </table:table-cell>
          <table:table-cell office:value-type="float" office:value="0.04723612" calcext:value-type="float">
            <text:p>0,04723612</text:p>
          </table:table-cell>
          <table:table-cell table:number-columns-repeated="10"/>
          <table:table-cell office:value-type="string" calcext:value-type="string">
            <text:p>01-23 11:06:41.488 9449-9824/org.tensorflow.demo I/tensorflow: ClassifierActivity: Inference time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13216767" calcext:value-type="float">
            <text:p>0,013216767</text:p>
          </table:table-cell>
          <table:table-cell table:number-columns-repeated="10"/>
          <table:table-cell office:value-type="string" calcext:value-type="string">
            <text:p>01-23 11:06:43.752 9449-9824/org.tensorflow.demo I/tensorflow: ClassifierActivity: Inference time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0.078" calcext:value-type="float">
            <text:p>0,078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46.053 9449-9824/org.tensorflow.demo I/tensorflow: ClassifierActivity: Inference time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s</text:p>
          </table:table-cell>
          <table:table-cell office:value-type="float" office:value="0.076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6:48.518 9449-9824/org.tensorflow.demo I/tensorflow: ClassifierActivity: Inference time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s</text:p>
          </table:table-cell>
          <table:table-cell office:value-type="float" office:value="0.076" calcext:value-type="float">
            <text:p>0,076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50.908 9449-9824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  <table:table-cell office:value-type="float" office:value="0.073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0"/>
          <table:table-cell office:value-type="string" calcext:value-type="string">
            <text:p>01-23 11:06:53.320 9449-9824/org.tensorflow.demo I/tensorflow: ClassifierActivity: Inference time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0.078" calcext:value-type="float">
            <text:p>0,078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06:55.613 9449-9824/org.tensorflow.demo I/tensorflow: ClassifierActivity: Inference time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9151297" calcext:value-type="float">
            <text:p>0,19151297</text:p>
          </table:table-cell>
          <table:table-cell table:number-columns-repeated="6"/>
          <table:table-cell table:formula="of:=IF([opt4.B18]=&quot;maltese&quot;;[opt4.C18];0)" office:value-type="float" office:value="0.19151297" calcext:value-type="float">
            <text:p>0,19151297</text:p>
          </table:table-cell>
          <table:table-cell table:number-columns-repeated="4"/>
          <table:table-cell office:value-type="string" calcext:value-type="string">
            <text:p>01-23 11:06:57.977 9449-9824/org.tensorflow.demo I/tensorflow: ClassifierActivity: Inference time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s</text:p>
          </table:table-cell>
          <table:table-cell office:value-type="float" office:value="0.083" calcext:value-type="float">
            <text:p>0,0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3255385" calcext:value-type="float">
            <text:p>0,13255385</text:p>
          </table:table-cell>
          <table:table-cell table:number-columns-repeated="11"/>
          <table:table-cell office:value-type="string" calcext:value-type="string">
            <text:p>01-23 11:07:00.333 9449-9824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  <table:table-cell office:value-type="float" office:value="0.084" calcext:value-type="float">
            <text:p>0,08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6824276" calcext:value-type="float">
            <text:p>0,06824276</text:p>
          </table:table-cell>
          <table:table-cell table:number-columns-repeated="9"/>
          <table:table-cell office:value-type="string" calcext:value-type="string">
            <text:p>01-23 11:07:02.648 9449-9824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  <table:table-cell office:value-type="float" office:value="0.076" calcext:value-type="float">
            <text:p>0,0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897069" calcext:value-type="float">
            <text:p>0,04897069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1:07:05.055 9449-9824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office:value-type="float" office:value="0.079" calcext:value-type="float">
            <text:p>0,07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269646" calcext:value-type="float">
            <text:p>0,04269646</text:p>
          </table:table-cell>
          <table:table-cell table:number-columns-repeated="10"/>
          <table:table-cell office:value-type="string" calcext:value-type="string">
            <text:p>01-23 11:07:07.547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9"/>
          <table:table-cell office:value-type="string" calcext:value-type="string">
            <text:p>LoadModelTim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7572724" calcext:value-type="float">
            <text:p>0,7572724</text:p>
          </table:table-cell>
          <table:table-cell table:number-columns-repeated="5"/>
          <table:table-cell table:formula="of:=IF([opt4.B28]=&quot;border&quot;;IF([opt4.C28]=&quot;collie&quot;;[opt4.D28];0);0)" office:value-type="float" office:value="0.7572724" calcext:value-type="float">
            <text:p>0,7572724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06804" calcext:value-type="float">
            <text:p>0,1306804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7260894" calcext:value-type="float">
            <text:p>0,027260894</text:p>
          </table:table-cell>
          <table:table-cell office:value-type="float" office:value="0.00881398" calcext:value-type="float">
            <text:p>0,00881398</text:p>
          </table:table-cell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4749045" calcext:value-type="float">
            <text:p>0,014749045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8856054" calcext:value-type="float">
            <text:p>0,00885605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20296802" calcext:value-type="float">
            <text:p>0,20296802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6720165" calcext:value-type="float">
            <text:p>0,06720165</text:p>
          </table:table-cell>
          <table:table-cell office:value-type="string" calcext:value-type="string">
            <text:p>dog</text:p>
          </table:table-cell>
          <table:table-cell office:value-type="float" office:value="0.39273652" calcext:value-type="float">
            <text:p>0,39273652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paniel</text:p>
          </table:table-cell>
          <table:table-cell office:value-type="float" office:value="0.053426392" calcext:value-type="float">
            <text:p>0,053426392</text:p>
          </table:table-cell>
          <table:table-cell office:value-type="float" office:value="0.045257874" calcext:value-type="float">
            <text:p>0,04525787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5850895" calcext:value-type="float">
            <text:p>0,045850895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retriever</text:p>
          </table:table-cell>
          <table:table-cell office:value-type="float" office:value="0.042952" calcext:value-type="float">
            <text:p>0,04295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697304" calcext:value-type="float">
            <text:p>0,9697304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9697304" calcext:value-type="float">
            <text:p>0,969730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12186974" calcext:value-type="float">
            <text:p>0,012186974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4315205" calcext:value-type="float">
            <text:p>0,0064315205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31996556" calcext:value-type="float">
            <text:p>0,0031996556</text:p>
          </table:table-cell>
          <table:table-cell office:value-type="string" calcext:value-type="string">
            <text:p>terrier</text:p>
          </table:table-cell>
          <table:table-cell office:value-type="float" office:value="0.0029626826" calcext:value-type="float">
            <text:p>0,0029626826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1782392" calcext:value-type="float">
            <text:p>0,001782392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837604" calcext:value-type="float">
            <text:p>0,96837604</text:p>
          </table:table-cell>
          <table:table-cell table:number-columns-repeated="6"/>
          <table:table-cell table:formula="of:=IF([opt4.B58]=&quot;akita&quot;;[opt4.C58];0)" office:value-type="float" office:value="0.96837604" calcext:value-type="float">
            <text:p>0,9683760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7704992" calcext:value-type="float">
            <text:p>0,017704992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8645923" calcext:value-type="float">
            <text:p>0,0058645923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6142762" calcext:value-type="float">
            <text:p>0,0016142762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9044" calcext:value-type="float">
            <text:p>0,001349044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149547" calcext:value-type="float">
            <text:p>0,8149547</text:p>
          </table:table-cell>
          <table:table-cell table:number-columns-repeated="6"/>
          <table:table-cell table:formula="of:=IF([opt4.B68]=&quot;chihuahua&quot;;[opt4.C68];0)" office:value-type="float" office:value="0.8149547" calcext:value-type="float">
            <text:p>0,814954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54081168" calcext:value-type="float">
            <text:p>0,054081168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7648637" calcext:value-type="float">
            <text:p>0,037648637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4693476" calcext:value-type="float">
            <text:p>0,024693476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4353527" calcext:value-type="float">
            <text:p>0,01435352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8116028" calcext:value-type="float">
            <text:p>0,8116028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.8116028" calcext:value-type="float">
            <text:p>0,811602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5478945" calcext:value-type="float">
            <text:p>0,15478945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9549267" calcext:value-type="float">
            <text:p>0,019549267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08675" calcext:value-type="float">
            <text:p>0,003908675</text:p>
          </table:table-cell>
          <table:table-cell office:value-type="float" office:value="0.098363794" calcext:value-type="float">
            <text:p>0,09836379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33860654" calcext:value-type="float">
            <text:p>0,003386065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995741" calcext:value-type="float">
            <text:p>0,7995741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7995741" calcext:value-type="float">
            <text:p>0,799574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0741812" calcext:value-type="float">
            <text:p>0,04074181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3939603" calcext:value-type="float">
            <text:p>0,0393960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37169803" calcext:value-type="float">
            <text:p>0,037169803</text:p>
          </table:table-cell>
          <table:table-cell office:value-type="float" office:value="0.01536047" calcext:value-type="float">
            <text:p>0,01536047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sheepdog</text:p>
          </table:table-cell>
          <table:table-cell office:value-type="float" office:value="0.010662857" calcext:value-type="float">
            <text:p>0,010662857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036046" calcext:value-type="float">
            <text:p>0,5036046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5036046" calcext:value-type="float">
            <text:p>0,503604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779491" calcext:value-type="float">
            <text:p>0,4779491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649317" calcext:value-type="float">
            <text:p>0,008649317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4147548" calcext:value-type="float">
            <text:p>0,0034147548</text:p>
          </table:table-cell>
          <table:table-cell office:value-type="string" calcext:value-type="string">
            <text:p>0.008027147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115377" calcext:value-type="float">
            <text:p>0,001311537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47625732" calcext:value-type="float">
            <text:p>0,47625732</text:p>
          </table:table-cell>
          <table:table-cell table:number-columns-repeated="4"/>
          <table:table-cell table:formula="of:=IF([opt4.B108]=&quot;basenji&quot;;[opt4.C10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4893648" calcext:value-type="float">
            <text:p>0,1489364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14468151" calcext:value-type="float">
            <text:p>0,14468151</text:p>
          </table:table-cell>
          <table:table-cell office:value-type="string" calcext:value-type="string">
            <text:p>terrier</text:p>
          </table:table-cell>
          <table:table-cell office:value-type="float" office:value="0.008328144" calcext:value-type="float">
            <text:p>0,008328144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60201578" calcext:value-type="float">
            <text:p>0,060201578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33381384" calcext:value-type="float">
            <text:p>0,03338138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5820388" calcext:value-type="float">
            <text:p>0,5820388</text:p>
          </table:table-cell>
          <table:table-cell table:number-columns-repeated="5"/>
          <table:table-cell table:formula="of:=IF([opt4.B118]=&quot;havanese&quot;;[opt4.C11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2623034" calcext:value-type="float">
            <text:p>0,2623034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601732" calcext:value-type="float">
            <text:p>0,02601732</text:p>
          </table:table-cell>
          <table:table-cell table:number-columns-repeated="14"/>
          <table:table-cell office:value-type="string" calcext:value-type="string">
            <text:p>heepdo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23366444" calcext:value-type="float">
            <text:p>0,023366444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20600136" calcext:value-type="float">
            <text:p>0,02060013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5906186" calcext:value-type="float">
            <text:p>0,45906186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2171615" calcext:value-type="float">
            <text:p>0,22171615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11381687" calcext:value-type="float">
            <text:p>0,11381687</text:p>
          </table:table-cell>
          <table:table-cell office:value-type="string" calcext:value-type="string">
            <text:p>0.08464501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8656645" calcext:value-type="float">
            <text:p>0,038656645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6868826" calcext:value-type="float">
            <text:p>0,036868826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9609445" calcext:value-type="float">
            <text:p>0,2960944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11620099" calcext:value-type="float">
            <text:p>0,1162009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10483103" calcext:value-type="float">
            <text:p>0,10483103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7536771" calcext:value-type="float">
            <text:p>0,0753677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7432127" calcext:value-type="float">
            <text:p>0,07432127</text:p>
          </table:table-cell>
          <table:table-cell office:value-type="string" calcext:value-type="string">
            <text:p>0.009096052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47368" calcext:value-type="float">
            <text:p>0,347368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052371" calcext:value-type="float">
            <text:p>0,24052371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726656" calcext:value-type="float">
            <text:p>0,0726656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64954" calcext:value-type="float">
            <text:p>0,06664954</text:p>
          </table:table-cell>
          <table:table-cell table:number-columns-repeated="13"/>
          <table:table-cell office:value-type="string" calcext:value-type="string">
            <text:p>panie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041270565" calcext:value-type="float">
            <text:p>0,041270565</text:p>
          </table:table-cell>
          <table:table-cell table:number-columns-repeated="12"/>
          <table:table-cell office:value-type="string" calcext:value-type="string">
            <text:p>panie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82586265" calcext:value-type="float">
            <text:p>0,82586265</text:p>
          </table:table-cell>
          <table:table-cell table:number-columns-repeated="5"/>
          <table:table-cell table:formula="of:=IF([opt4.B158]=&quot;afghan&quot;;IF([opt4.C158]=&quot;hound&quot;;[opt4.D158];0);0)" office:value-type="float" office:value="0.82586265" calcext:value-type="float">
            <text:p>0,8258626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6705996" calcext:value-type="float">
            <text:p>0,06705996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56916628" calcext:value-type="float">
            <text:p>0,056916628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8736686" calcext:value-type="float">
            <text:p>0,028736686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055376883" calcext:value-type="float">
            <text:p>0,005537688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3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76939356" calcext:value-type="float">
            <text:p>0,76939356</text:p>
          </table:table-cell>
          <table:table-cell table:number-columns-repeated="5"/>
          <table:table-cell table:formula="of:=IF([opt4.B168]=&quot;affenpinscher&quot;;[opt4.C16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06560153" calcext:value-type="float">
            <text:p>0,06560153</text:p>
          </table:table-cell>
          <table:table-cell office:value-type="float" office:value="0.0064998055" calcext:value-type="float">
            <text:p>0,006499805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377612" calcext:value-type="float">
            <text:p>0,0437761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31834457" calcext:value-type="float">
            <text:p>0,031834457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27860392" calcext:value-type="float">
            <text:p>0,02786039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567825" calcext:value-type="float">
            <text:p>0,99567825</text:p>
          </table:table-cell>
          <table:table-cell table:number-columns-repeated="6"/>
          <table:table-cell table:formula="of:=IF([opt4.B178]=&quot;pomeranian&quot;;[opt4.C178];0)" office:value-type="float" office:value="0.99567825" calcext:value-type="float">
            <text:p>0,9956782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72954275" calcext:value-type="float">
            <text:p>0,0007295428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7377475" calcext:value-type="float">
            <text:p>0,0006737748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office:value-type="float" office:value="0.00060229" calcext:value-type="float">
            <text:p>0,0006022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46242942" calcext:value-type="float">
            <text:p>0,000462429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6109" calcext:value-type="float">
            <text:p>0,186109</text:p>
          </table:table-cell>
          <table:table-cell office:value-type="float" office:value="0.835928" calcext:value-type="float">
            <text:p>0,835928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30819" calcext:value-type="float">
            <text:p>0,1630819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1084832" calcext:value-type="float">
            <text:p>0,1084832</text:p>
          </table:table-cell>
          <table:table-cell office:value-type="float" office:value="0.026760373" calcext:value-type="float">
            <text:p>0,026760373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8537716" calcext:value-type="float">
            <text:p>0,08537716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78231655" calcext:value-type="float">
            <text:p>0,07823165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7505459" calcext:value-type="float">
            <text:p>0,7505459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7505459" calcext:value-type="float">
            <text:p>0,7505459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6944205" calcext:value-type="float">
            <text:p>0,04694420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101192" calcext:value-type="float">
            <text:p>0,04101192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30481627" calcext:value-type="float">
            <text:p>0,03048162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7247036" calcext:value-type="float">
            <text:p>0,017247036</text:p>
          </table:table-cell>
          <table:table-cell table:number-columns-repeated="14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504834563" calcext:value-type="float">
            <text:p>0,504834563</text:p>
          </table:table-cell>
          <table:table-cell table:formula="of:=[retrained.K4]" office:value-type="float" office:value="7" calcext:value-type="float">
            <text:p>7</text:p>
          </table:table-cell>
          <table:table-cell table:formula="of:=[retrained.L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504834563" calcext:value-type="float">
            <text:p>0,504834563</text:p>
          </table:table-cell>
          <table:table-cell table:formula="of:=[opt1.K$4]" office:value-type="float" office:value="7" calcext:value-type="float">
            <text:p>7</text:p>
          </table:table-cell>
          <table:table-cell table:formula="of:=[opt1.L$4]" office:value-type="float" office:value="316.2" calcext:value-type="float">
            <text:p>316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4580240485" calcext:value-type="float">
            <text:p>0,4580240485</text:p>
          </table:table-cell>
          <table:table-cell table:formula="of:=[opt2.K$4]" office:value-type="float" office:value="8" calcext:value-type="float">
            <text:p>8</text:p>
          </table:table-cell>
          <table:table-cell table:formula="of:=[opt2.L$4]" office:value-type="float" office:value="310.15" calcext:value-type="float">
            <text:p>31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504834563" calcext:value-type="float">
            <text:p>0,504834563</text:p>
          </table:table-cell>
          <table:table-cell table:formula="of:=[opt3.K$4]" office:value-type="float" office:value="7" calcext:value-type="float">
            <text:p>7</text:p>
          </table:table-cell>
          <table:table-cell table:formula="of:=[opt3.L$4]" office:value-type="float" office:value="323.4" calcext:value-type="float">
            <text:p>32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4584744525" calcext:value-type="float">
            <text:p>0,4584744525</text:p>
          </table:table-cell>
          <table:table-cell table:formula="of:=[opt4.K$4]" office:value-type="float" office:value="8" calcext:value-type="float">
            <text:p>8</text:p>
          </table:table-cell>
          <table:table-cell table:formula="of:=[opt4.L$4]" office:value-type="float" office:value="320.55" calcext:value-type="float">
            <text:p>320,55</text:p>
          </table:table-cell>
          <table:table-cell table:style-name="ce5" table:formula="of:=[opt4.M$4]" office:value-type="float" office:value="120.4" calcext:value-type="float">
            <text:p>120,4</text:p>
          </table:table-cell>
          <table:table-cell table:style-name="ce5" table:formula="of:=[opt4.N$4]" office:value-type="float" office:value="0.07605" calcext:value-type="float">
            <text:p>0,076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23:35:48.3851146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23:42:28.908456622</dc:date>
    <meta:editing-duration>PT2H22M5S</meta:editing-duration>
    <meta:editing-cycles>21</meta:editing-cycles>
    <meta:generator>LibreOffice/5.1.6.2$Linux_X86_64 LibreOffice_project/10m0$Build-2</meta:generator>
    <meta:document-statistic meta:table-count="6" meta:cell-count="3176" meta:object-count="0"/>
  </office:meta>
</office:document-meta>
</file>